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None" manifest:full-path="Pictures/f779.1464265268.222043.image"/>
  <manifest:file-entry manifest:media-type="image/gif" manifest:full-path="Pictures/f64.1464265268.232957.gif"/>
  <manifest:file-entry manifest:media-type="None" manifest:full-path="Pictures/f884.1464265268.218568.image"/>
  <manifest:file-entry manifest:media-type="image/png" manifest:full-path="Pictures/f327.1464265268.208096.png"/>
  <manifest:file-entry manifest:media-type="image/gif" manifest:full-path="Pictures/f51.1464265268.206302.gif"/>
  <manifest:file-entry manifest:media-type="image/jpeg" manifest:full-path="Pictures/f220.1464265268.207475.jpg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05a6c1" officeooo:rsid="0005a6c1"/>
    </style:style>
    <style:style style:name="P2" style:parent-style-name="Standard" style:family="paragraph">
      <style:text-properties officeooo:paragraph-rsid="00089e1e" officeooo:rsid="0007003f"/>
    </style:style>
    <style:style style:name="P3" style:parent-style-name="Standard" style:family="paragraph">
      <style:text-properties officeooo:paragraph-rsid="000a52d7" officeooo:rsid="000a52d7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weight="normal" fo:font-style="normal" style:use-window-font-color="true" fo:language="fr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10pt" style:country-complex="none"/>
    </style:style>
    <style:style style:name="T3" style:family="text">
      <style:text-properties fo:font-weight="normal" fo:font-style="normal" style:use-window-font-color="true" fo:language="fr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10pt" style:country-complex="none"/>
    </style:style>
    <style:style style:name="T4" style:family="text">
      <style:text-properties fo:font-size="10pt"/>
    </style:style>
    <style:style style:name="T5" style:family="text">
      <style:text-properties fo:font-weight="normal" fo:font-style="normal" style:use-window-font-color="true" fo:language="fr" style:font-style-complex="normal" fo:letter-spacing="normal" style:font-name-asian="DejaVu Sans" style:country-asian="none" style:letter-kerning="true" style:font-name-complex="DejaVu Sans" style:text-position="0% 100%" style:text-underline-style="none" style:text-emphasize="none" style:font-name="Ubuntu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BE" style:font-size-asian="10.5pt" style:text-line-through-type="none" fo:text-shadow="none" style:text-line-through-mode="continuous" style:language-complex="zxx" fo:font-size="9pt" style:country-complex="none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8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19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0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<draw:frame draw:name="f356.1464265268.206969" draw:z-index="0" text:anchor-type="as-char" svg:width="1.131900cm" svg:height="1.131900cm"><draw:image xlink:type="simple" xlink:show="embed" xlink:href="Pictures/f51.1464265268.206302.gif" xlink:actuate="onLoad"/></draw:frame></text:p>
      <text:p><draw:frame draw:name="f341.1464265268.207686" draw:z-index="0" text:anchor-type="as-char" svg:width="1.131900cm" svg:height="1.131900cm"><draw:image xlink:type="simple" xlink:show="embed" xlink:href="Pictures/f220.1464265268.207475.jpg" xlink:actuate="onLoad"/></draw:frame></text:p>
      <text:p><draw:frame draw:name="f589.1464265268.214451" draw:z-index="0" text:anchor-type="as-char" svg:width="0.996072cm" svg:height="0.792330cm"><draw:image xlink:type="simple" xlink:show="embed" xlink:href="Pictures/f327.1464265268.208096.png" xlink:actuate="onLoad"/></draw:frame></text:p>
      <text:p><draw:frame draw:name="f536.1464265268.216722" draw:z-index="0" text:anchor-type="paragraph" svg:width="1.131900cm" svg:height="1.131900cm"><draw:image xlink:type="simple" xlink:show="embed" xlink:href="Pictures/f51.1464265268.206302.gif" xlink:actuate="onLoad"/></draw:frame></text:p>
      <text:p><draw:frame draw:name="f498.1464265268.219293" draw:z-index="0" text:anchor-type="as-char" svg:width="1.131900cm" svg:height="1.131900cm"><draw:image xlink:type="simple" xlink:show="embed" xlink:href="Pictures/f884.1464265268.218568.image" xlink:actuate="onLoad"/></draw:frame></text:p>
      <text:p text:style-name="Standard"/>
      <text:p><draw:frame draw:name="f680.1464265268.222933" draw:z-index="0" text:anchor-type="as-char" svg:width="2.263800cm" svg:height="2.263800cm"><draw:image xlink:type="simple" xlink:show="embed" xlink:href="Pictures/f779.1464265268.222043.image" xlink:actuate="onLoad"/></draw:frame></text:p>
      <text:p text:style-name="P3"/>
      <text:p text:style-name="Standard">Error cases</text:p>
      <text:p text:style-name="Standard"/>
      <text:p><office:annotation><dc:creator>POD</dc:creator><dc:date>2016-05-26T14:21:08</dc:date><text:p>Error while evaluating the expression "document()" defined in the "from" part of a statement. PodError: Please specify a document to import, either with a stream (parameter "content") or with a path (parameter "at")</text:p><text:p>   File "&lt;string&gt;", line 0, in ?</text:p><text:p>   File "/opt/Plone-2.5.5/Python-2.4.4/lib/python2.4/site-packages/appy/pod/renderer.py", line 294, in importDocument</text:p><text:p>    if not content and not at: raise PodError(DOC_NOT_SPECIFIED)</text:p><text:p> appy.pod.PodError: Please specify a document to import, either with a stream (parameter "content") or with a path (parameter "at")</text:p></office:annotation></text:p>
      <text:p><office:annotation><dc:creator>POD</dc:creator><dc:date>2016-05-26T14:21:08</dc:date><text:p>Error while evaluating the expression "document(content="blabla")" defined in the "from" part of a statement. PodError: POD was unable to deduce the document format. Please specify it through parameter named "format" (=odt, gif, png, ...).</text:p><text:p>   File "&lt;string&gt;", line 0, in ?</text:p><text:p>   File "/opt/Plone-2.5.5/Python-2.4.4/lib/python2.4/site-packages/appy/pod/renderer.py", line 304, in importDocument</text:p><text:p>    raise PodError(DOC_FORMAT_ERROR)</text:p><text:p> appy.pod.PodError: POD was unable to deduce the document format. Please specify it through parameter named "format" (=odt, gif, png, ...).</text:p></office:annotation></text:p>
      <text:p><office:annotation><dc:creator>POD</dc:creator><dc:date>2016-05-26T14:21:08</dc:date><text:p>Error while evaluating the expression "document(content="blabla", format='bzz')" defined in the "from" part of a statement. PodError: Format "bzz" is not supported.</text:p><text:p>   File "&lt;string&gt;", line 0, in ?</text:p><text:p>   File "/opt/Plone-2.5.5/Python-2.4.4/lib/python2.4/site-packages/appy/pod/renderer.py", line 325, in importDocument</text:p><text:p>    raise PodError(DOC_WRONG_FORMAT % format)</text:p><text:p> appy.pod.PodError: Format "bzz" is not supported.</text:p></office:annotation></text:p>
      <text:p><office:annotation><dc:creator>POD</dc:creator><dc:date>2016-05-26T14:21:08</dc:date><text:p>Error while evaluating the expression "document(at='%s/pod/test/images/python.gif' % getAppyPath(), anchor='odt')" defined in the "from" part of a statement. PodError: Wrong anchor. Valid values for anchors are: ('page', 'paragraph', 'char', 'as-char').</text:p><text:p>   File "&lt;string&gt;", line 0, in ?</text:p><text:p>   File "/opt/Plone-2.5.5/Python-2.4.4/lib/python2.4/site-packages/appy/pod/renderer.py", line 330, in importDocument</text:p><text:p>    convertOptions)</text:p><text:p>   File "/opt/Plone-2.5.5/Python-2.4.4/lib/python2.4/site-packages/appy/pod/doc_importers.py", line 418, in init</text:p><text:p>    raise PodError(self.WRONG_ANCHOR % str(self.anchorTypes))</text:p><text:p> appy.pod.PodError: Wrong anchor. Valid values for anchors are: ('page', 'paragraph', 'char', 'as-char').</text:p></office:annotation></text:p>
      <text:p><draw:frame draw:name="f146.1464265268.233235" draw:z-index="0" text:anchor-type="as-char" svg:width="2.263800cm" svg:height="1.697850cm"><draw:image xlink:type="simple" xlink:show="embed" xlink:href="Pictures/f64.1464265268.232957.gif" xlink:actuate="onLoad"/></draw:frame></text:p>
      <text:p><draw:frame draw:name="f860.1464265268.921577" draw:z-index="0" text:anchor-type="as-char" svg:width="2.263800cm" svg:height="1.697850cm"><draw:image xlink:type="simple" xlink:show="embed" xlink:href="Pictures/f64.1464265268.232957.gif" xlink:actuate="onLoad"/></draw:frame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font-name="Tahoma" style:language-asian="zxx" style:language-complex="zxx" style:font-size-asian="10.5pt" style:font-name-asian="DejaVu Sans" fo:font-size="12pt" style:font-size-complex="12pt" style:country-asian="none" style:letter-kerning="true" style:font-name-complex="DejaVu Sans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Tahoma" style:language-asian="zxx" style:language-complex="zxx" style:font-size-asian="10.5pt" style:font-name-asian="DejaVu Sans" fo:font-size="12pt" style:font-size-complex="12pt" style:country-asian="none" style:letter-kerning="tru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family-generic-complex="system" style:font-size-asian="14pt" fo:font-family="Tahoma" style:font-name="Tahoma" style:font-size-complex="14pt" style:font-family-asian="'DejaVu Sans'" style:font-name-asian="DejaVu Sans" style:font-family-complex="'DejaVu Sans'" fo:font-size="14pt" style:font-pitch-complex="variable" style:font-pitch-asian="variable" style:font-name-complex="DejaVu Sans"/>
    </style:style>
    <style:style style:name="List" style:class="list" style:parent-style-name="Text_20_body" style:family="paragraph">
      <style:text-properties style:font-size-asian="12pt" fo:font-family="Tahoma" style:font-name="Tahoma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fo:font-family="Tahoma" style:font-name="Tahoma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fo:font-family="Tahoma" style:font-name="Tahoma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8-04-08T16:25:25</meta:creation-date>
    <dc:date>2016-05-26T10:15:19.793286918</dc:date>
    <dc:language>fr-BE</dc:language>
    <meta:editing-cycles>21</meta:editing-cycles>
    <meta:editing-duration>PT2H24M9S</meta:editing-duration>
    <meta:document-statistic meta:table-count="0" meta:image-count="0" meta:object-count="0" meta:page-count="1" meta:paragraph-count="13" meta:word-count="86" meta:character-count="425" meta:non-whitespace-character-count="350"/>
    <meta:user-defined meta:name="Info 1"/>
    <meta:user-defined meta:name="Info 2"/>
    <meta:user-defined meta:name="Info 3"/>
    <meta:user-defined meta:name="Info 4"/>
  </office:meta>
</office:document-meta>
</file>